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0">
      <style:table-cell-properties fo:background-color="#00B05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0">
      <style:table-cell-properties fo:background-color="#00B050"/>
    </style:style>
    <style:style style:name="ce9" style:family="table-cell" style:parent-style-name="Default" style:data-style-name="N0">
      <style:table-cell-properties fo:background-color="#00B0F0"/>
    </style:style>
    <style:style style:name="ce10" style:family="table-cell" style:parent-style-name="Default" style:data-style-name="N0">
      <style:table-cell-properties fo:background-color="#00B0F0"/>
    </style:style>
    <style:style style:name="ce11" style:family="table-cell" style:parent-style-name="Default" style:data-style-name="N0">
      <style:table-cell-properties fo:background-color="#00B0F0"/>
    </style:style>
    <style:style style:name="ce12" style:family="table-cell" style:parent-style-name="Default" style:data-style-name="N0">
      <style:table-cell-properties fo:background-color="#00B050"/>
      <style:text-properties fo:color="#000000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nk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number-columns-repeated="16367" table:default-cell-style-name="ce1"/>
        <table:table-row table:style-name="ro1">
          <table:table-cell office:value-type="string" table:style-name="ce1">
            <text:p>Ime i prezime</text:p>
          </table:table-cell>
          <table:table-cell table:style-name="ce1"/>
          <table:table-cell office:value-type="string" table:number-columns-spanned="6" table:number-rows-spanned="1" table:style-name="ce4">
            <text:p>Prvo kvalifikaciono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1" table:style-name="ce4">
            <text:p>Drugo kvalifikaciono</text:p>
          </table:table-cell>
          <table:covered-table-cell table:number-columns-repeated="5"/>
          <table:table-cell table:number-columns-repeated="16369" table:style-name="ce1"/>
        </table:table-row>
        <table:table-row table:style-name="ro1">
          <table:table-cell office:value-type="string" table:style-name="ce12">
            <text:p>Admir Zatega</text:p>
          </table:table-cell>
          <table:table-cell table:style-name="ce12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430" table:style-name="ce1">
            <text:p>4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930" table:formula="of:=[.H2] + [.O2]" table:style-name="ce1">
            <text:p>93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Haris Imamović</text:p>
          </table:table-cell>
          <table:table-cell table:style-name="ce12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430" table:style-name="ce1">
            <text:p>4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930" table:formula="of:=[.H3] + [.O3]" table:style-name="ce1">
            <text:p>93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Hanka Goralija</text:p>
          </table:table-cell>
          <table:table-cell table:style-name="ce5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870" table:formula="of:=[.H4] + [.O4]" table:style-name="ce1">
            <text:p>87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Vasilije Makitan</text:p>
          </table:table-cell>
          <table:table-cell table:style-name="ce5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870" table:formula="of:=[.H5] + [.O5]" table:style-name="ce1">
            <text:p>87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Velimir Milinković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850" table:formula="of:=[.H6] + [.O6]" table:style-name="ce1">
            <text:p>85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7">
            <text:p>Admir Ahmespahić</text:p>
          </table:table-cell>
          <table:table-cell table:style-name="ce7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343" table:style-name="ce1">
            <text:p>34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495" table:style-name="ce1">
            <text:p>495</text:p>
          </table:table-cell>
          <table:table-cell office:value-type="float" office:value="838" table:formula="of:=[.H7] + [.O7]" table:style-name="ce1">
            <text:p>838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Faruk Ibrahimović</text:p>
          </table:table-cell>
          <table:table-cell table:style-name="ce9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450" table:style-name="ce1">
            <text:p>450</text:p>
          </table:table-cell>
          <table:table-cell office:value-type="float" office:value="820" table:formula="of:=[.H8] + [.O8]" table:style-name="ce1">
            <text:p>820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Emira Ibrahimović</text:p>
          </table:table-cell>
          <table:table-cell table:style-name="ce5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70" table:style-name="ce1">
            <text:p>3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450" table:style-name="ce1">
            <text:p>450</text:p>
          </table:table-cell>
          <table:table-cell office:value-type="float" office:value="820" table:formula="of:=[.H9] + [.O9]" table:style-name="ce1">
            <text:p>82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Miloš Stojnić</text:p>
          </table:table-cell>
          <table:table-cell table:style-name="ce9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310" table:style-name="ce1">
            <text:p>3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810" table:formula="of:=[.H10] + [.O10]" table:style-name="ce1">
            <text:p>810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Vuk Šijaković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307" table:style-name="ce1">
            <text:p>30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807" table:formula="of:=[.H11] + [.O11]" table:style-name="ce1">
            <text:p>807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uka Trtić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float" office:value="293" table:style-name="ce1">
            <text:p>29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793" table:formula="of:=[.H12] + [.O12]" table:style-name="ce1">
            <text:p>793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Filip Lalović</text:p>
          </table:table-cell>
          <table:table-cell table:style-name="ce8"/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297" table:style-name="ce1">
            <text:p>29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495" table:style-name="ce1">
            <text:p>495</text:p>
          </table:table-cell>
          <table:table-cell office:value-type="float" office:value="792" table:formula="of:=[.H13] + [.O13]" table:style-name="ce1">
            <text:p>792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Slaviša Čovakušić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287" table:style-name="ce1">
            <text:p>28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787" table:formula="of:=[.H14] + [.O14]" table:style-name="ce1">
            <text:p>787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Benjamin Mujkić</text:p>
          </table:table-cell>
          <table:table-cell table:style-name="ce9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750" table:formula="of:=[.H15] + [.O15]" table:style-name="ce1">
            <text:p>750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Luka Nedimović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750" table:formula="of:=[.H16] + [.O16]" table:style-name="ce1">
            <text:p>75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Stefan Saratlija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743" table:formula="of:=[.H17] + [.O17]" table:style-name="ce1">
            <text:p>743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Sanjin Brus</text:p>
          </table:table-cell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740" table:formula="of:=[.H18] + [.O18]" table:style-name="ce1">
            <text:p>74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Alen Hodžić</text:p>
          </table:table-cell>
          <table:table-cell table:style-name="ce8"/>
          <table:table-cell office:value-type="float" office:value="87" table:style-name="ce1">
            <text:p>87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264" table:style-name="ce1">
            <text:p>26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430" table:style-name="ce1">
            <text:p>430</text:p>
          </table:table-cell>
          <table:table-cell office:value-type="float" office:value="694" table:formula="of:=[.H19] + [.O19]" table:style-name="ce1">
            <text:p>694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Luka Šćekić</text:p>
          </table:table-cell>
          <table:table-cell table:style-name="ce8"/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495" table:style-name="ce1">
            <text:p>495</text:p>
          </table:table-cell>
          <table:table-cell office:value-type="float" office:value="675" table:formula="of:=[.H20] + [.O20]" table:style-name="ce1">
            <text:p>675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Srđan Lučić</text:p>
          </table:table-cell>
          <table:table-cell table:style-name="ce8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30" table:style-name="ce1">
            <text:p>2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440" table:style-name="ce1">
            <text:p>440</text:p>
          </table:table-cell>
          <table:table-cell office:value-type="float" office:value="670" table:formula="of:=[.H21] + [.O21]" table:style-name="ce1">
            <text:p>67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ris Čišija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3" table:style-name="ce1">
            <text:p>21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430" table:style-name="ce1">
            <text:p>430</text:p>
          </table:table-cell>
          <table:table-cell office:value-type="float" office:value="643" table:formula="of:=[.H22] + [.O22]" table:style-name="ce1">
            <text:p>643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Marko Babić</text:p>
          </table:table-cell>
          <table:table-cell table:style-name="ce9"/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430" table:style-name="ce1">
            <text:p>430</text:p>
          </table:table-cell>
          <table:table-cell office:value-type="float" office:value="630" table:formula="of:=[.H23] + [.O23]" table:style-name="ce1">
            <text:p>630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Faris Demirovic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410" table:style-name="ce1">
            <text:p>410</text:p>
          </table:table-cell>
          <table:table-cell office:value-type="float" office:value="620" table:formula="of:=[.H24] + [.O24]" table:style-name="ce1">
            <text:p>62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Farah Demirović</text:p>
          </table:table-cell>
          <table:table-cell table:style-name="ce9"/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405" table:style-name="ce1">
            <text:p>405</text:p>
          </table:table-cell>
          <table:table-cell office:value-type="float" office:value="615" table:formula="of:=[.H25] + [.O25]" table:style-name="ce1">
            <text:p>615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Faruk Demirovic</text:p>
          </table:table-cell>
          <table:table-cell table:style-name="ce9"/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405" table:style-name="ce1">
            <text:p>405</text:p>
          </table:table-cell>
          <table:table-cell office:value-type="float" office:value="615" table:formula="of:=[.H26] + [.O26]" table:style-name="ce1">
            <text:p>615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an Maleškić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07" table:style-name="ce1">
            <text:p>20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95" table:style-name="ce1">
            <text:p>395</text:p>
          </table:table-cell>
          <table:table-cell office:value-type="float" office:value="602" table:formula="of:=[.H27] + [.O27]" table:style-name="ce1">
            <text:p>602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an Dervišević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57" table:style-name="ce1">
            <text:p>25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30" table:style-name="ce1">
            <text:p>330</text:p>
          </table:table-cell>
          <table:table-cell office:value-type="float" office:value="587" table:formula="of:=[.H28] + [.O28]" table:style-name="ce1">
            <text:p>587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0">
            <text:p>Стефан Јосиповић</text:p>
          </table:table-cell>
          <table:table-cell table:style-name="ce10"/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80" table:style-name="ce1">
            <text:p>380</text:p>
          </table:table-cell>
          <table:table-cell office:value-type="float" office:value="560" table:formula="of:=[.H29] + [.O29]" table:style-name="ce1">
            <text:p>560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Merisa Mustajbašić</text:p>
          </table:table-cell>
          <table:table-cell table:style-name="ce11"/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55" table:style-name="ce1">
            <text:p>355</text:p>
          </table:table-cell>
          <table:table-cell office:value-type="float" office:value="545" table:formula="of:=[.H30] + [.O30]" table:style-name="ce1">
            <text:p>545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0">
            <text:p>Filip Bataz</text:p>
          </table:table-cell>
          <table:table-cell table:style-name="ce10"/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415" table:style-name="ce1">
            <text:p>415</text:p>
          </table:table-cell>
          <table:table-cell office:value-type="float" office:value="535" table:formula="of:=[.H31] + [.O31]" table:style-name="ce1">
            <text:p>535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n Hrnjić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40" table:style-name="ce1">
            <text:p>340</text:p>
          </table:table-cell>
          <table:table-cell office:value-type="float" office:value="531" table:formula="of:=[.H32] + [.O32]" table:style-name="ce1">
            <text:p>531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rko Dimitrić</text:p>
          </table:table-cell>
          <table:table-cell table:number-columns-repeated="8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500" table:formula="of:=[.H33] + [.O33]" table:style-name="ce1">
            <text:p>50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mre Arapčić-Üvak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30" table:style-name="ce1">
            <text:p>23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265" table:style-name="ce1">
            <text:p>265</text:p>
          </table:table-cell>
          <table:table-cell office:value-type="float" office:value="495" table:formula="of:=[.H34] + [.O34]" table:style-name="ce1">
            <text:p>495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ženan Midžić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00" table:style-name="ce1">
            <text:p>300</text:p>
          </table:table-cell>
          <table:table-cell office:value-type="float" office:value="467" table:formula="of:=[.H35] + [.O35]" table:style-name="ce1">
            <text:p>467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ovan Cvijanović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420" table:style-name="ce1">
            <text:p>420</text:p>
          </table:table-cell>
          <table:table-cell office:value-type="float" office:value="460" table:formula="of:=[.H36] + [.O36]" table:style-name="ce1">
            <text:p>46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Zaim Mehić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80" table:style-name="ce1">
            <text:p>380</text:p>
          </table:table-cell>
          <table:table-cell office:value-type="float" office:value="440" table:formula="of:=[.H37] + [.O37]" table:style-name="ce1">
            <text:p>44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rko Ćapara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50" table:style-name="ce1">
            <text:p>250</text:p>
          </table:table-cell>
          <table:table-cell office:value-type="float" office:value="407" table:formula="of:=[.H38] + [.O38]" table:style-name="ce1">
            <text:p>407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ir Ljubijank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15" table:style-name="ce1">
            <text:p>315</text:p>
          </table:table-cell>
          <table:table-cell office:value-type="float" office:value="385" table:formula="of:=[.H39] + [.O39]" table:style-name="ce1">
            <text:p>385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0">
            <text:p>Ahmed Mahmutović</text:p>
          </table:table-cell>
          <table:table-cell table:style-name="ce10"/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3">
            <text:p>100</text:p>
          </table:table-cell>
          <table:table-cell office:value-type="float" office:value="230" table:style-name="ce3">
            <text:p>230</text:p>
          </table:table-cell>
          <table:table-cell office:value-type="float" office:value="380" table:formula="of:=[.H40] + [.O40]" table:style-name="ce1">
            <text:p>38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hmed Čalkić</text:p>
          </table:table-cell>
          <table:table-cell table:number-columns-repeated="8" table:style-name="ce1"/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70" table:style-name="ce1">
            <text:p>370</text:p>
          </table:table-cell>
          <table:table-cell office:value-type="float" office:value="370" table:formula="of:=[.H41] + [.O41]" table:style-name="ce1">
            <text:p>37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Šaćir Mešetovic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10" table:style-name="ce1">
            <text:p>210</text:p>
          </table:table-cell>
          <table:table-cell office:value-type="float" office:value="370" table:formula="of:=[.H42] + [.O42]" table:style-name="ce1">
            <text:p>370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0">
            <text:p>Imran Čustović</text:p>
          </table:table-cell>
          <table:table-cell table:style-name="ce10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70" table:style-name="ce1">
            <text:p>270</text:p>
          </table:table-cell>
          <table:table-cell office:value-type="float" office:value="350" table:formula="of:=[.H43] + [.O43]" table:style-name="ce1">
            <text:p>35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ikola Vujković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325" table:formula="of:=[.H44] + [.O44]" table:style-name="ce1">
            <text:p>325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0">
            <text:p>Arif Begić</text:p>
          </table:table-cell>
          <table:table-cell table:style-name="ce10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formula="of:=[.H45] + [.O45]" table:style-name="ce1">
            <text:p>32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amiz Planč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290" table:style-name="ce1">
            <text:p>290</text:p>
          </table:table-cell>
          <table:table-cell office:value-type="float" office:value="290" table:formula="of:=[.H46] + [.O46]" table:style-name="ce1">
            <text:p>290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anita Kaduš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75" table:style-name="ce1">
            <text:p>175</text:p>
          </table:table-cell>
          <table:table-cell office:value-type="float" office:value="252" table:formula="of:=[.H47] + [.O47]" table:style-name="ce1">
            <text:p>252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Irma Preldzic</text:p>
          </table:table-cell>
          <table:table-cell table:style-name="ce1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235" table:style-name="ce1">
            <text:p>235</text:p>
          </table:table-cell>
          <table:table-cell office:value-type="float" office:value="235" table:formula="of:=[.H48] + [.O48]" table:style-name="ce1">
            <text:p>235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Rijad Gadžo</text:p>
          </table:table-cell>
          <table:table-cell table:style-name="ce1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05" table:style-name="ce1">
            <text:p>205</text:p>
          </table:table-cell>
          <table:table-cell office:value-type="float" office:value="205" table:formula="of:=[.H49] + [.O49]" table:style-name="ce1">
            <text:p>205</text:p>
          </table:table-cell>
          <table:table-cell office:value-type="string" table:style-name="ce1">
            <text:p>srednj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hael Mutić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200" table:formula="of:=[.H50] + [.O50]" table:style-name="ce1">
            <text:p>2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rustanbegovic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87" table:style-name="ce1">
            <text:p>187</text:p>
          </table:table-cell>
          <table:table-cell table:number-columns-repeated="7" table:style-name="ce1"/>
          <table:table-cell office:value-type="float" office:value="187" table:formula="of:=[.H51] + [.O51]" table:style-name="ce1">
            <text:p>187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1">
            <text:p>Din Softić</text:p>
          </table:table-cell>
          <table:table-cell table:style-name="ce1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165" table:style-name="ce1">
            <text:p>165</text:p>
          </table:table-cell>
          <table:table-cell office:value-type="float" office:value="165" table:formula="of:=[.H52] + [.O52]" table:style-name="ce1">
            <text:p>165</text:p>
          </table:table-cell>
          <table:table-cell office:value-type="string" table:style-name="ce1">
            <text:p>osnovna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Šabić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table:number-columns-repeated="7" table:style-name="ce1"/>
          <table:table-cell office:value-type="float" office:value="123" table:formula="of:=[.H53] + [.O53]" table:style-name="ce1">
            <text:p>123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Macić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number-columns-repeated="7" table:style-name="ce1"/>
          <table:table-cell office:value-type="float" office:value="73" table:formula="of:=[.H54] + [.O54]" table:style-name="ce1">
            <text:p>73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Šunj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number-columns-repeated="7" table:style-name="ce1"/>
          <table:table-cell office:value-type="float" office:value="60" table:formula="of:=[.H55] + [.O55]" table:style-name="ce1">
            <text:p>6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aranac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56] + [.O56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Čauše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57] + [.O57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Rešidbeg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58] + [.O58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Dervisevic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59] + [.O59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Šuta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0] + [.O60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Hodž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1] + [.O61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Del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2] + [.O62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ul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3] + [.O63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Skender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4] + [.O64]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Grubeš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5] + [.O65]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Zuhric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6] + [.O66]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ercegovac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7] + [.O67]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Šahinović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8] + [.O68]" table:style-name="ce1">
            <text:p>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eta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formula="of:=[.H69] + [.O69]" table:style-name="ce1">
            <text:p>0</text:p>
          </table:table-cell>
          <table:table-cell table:number-columns-repeated="16368"/>
        </table:table-row>
        <table:table-row table:number-rows-repeated="1048507" table:style-name="ro1">
          <table:table-cell table:number-columns-repeated="16384"/>
        </table:table-row>
      </table:table>
      <table:database-ranges>
        <table:database-range table:target-range-address="ranking.A2:ranking.P53" table:name="__Anonymous_Sheet_DB__0" table:contains-header="false">
          <table:sort>
            <table:sort-by table:field-number="15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Trtox</dc:creator>
    <dc:date>2020-08-25T17:34:58Z</dc:date>
    <meta:editing-cycles>8</meta:editing-cycles>
    <meta:editing-duration>PT2536S</meta:editing-duration>
  </office:meta>
</office:document-meta>
</file>